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689cm"/>
    </style:style>
    <style:style style:name="Table1.B" style:family="table-column">
      <style:table-column-properties style:column-width="11.324cm"/>
    </style:style>
    <style:style style:name="Table1.1" style:family="table-row">
      <style:table-row-properties style:min-row-height="3.88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5b4d0" officeooo:paragraph-rsid="0005b4d0"/>
    </style:style>
    <style:style style:name="P2" style:family="paragraph" style:parent-style-name="Header">
      <style:paragraph-properties fo:text-align="center" style:justify-single-word="false"/>
      <style:text-properties officeooo:rsid="00061628" officeooo:paragraph-rsid="00061628"/>
    </style:style>
    <style:style style:name="P3" style:family="paragraph" style:parent-style-name="Table_20_Contents">
      <style:text-properties officeooo:rsid="00061628" officeooo:paragraph-rsid="000616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1</text:p>
          </table:table-cell>
          <table:table-cell table:style-name="Table1.B1" office:value-type="string">
            <text:p text:style-name="P1">Enlarged row size used for all rows</text:p>
          </table:table-cell>
        </table:table-row>
        <table:table-row table:style-name="TableLine94831829450288">
          <table:table-cell table:style-name="Table1.A2" office:value-type="string">
            <text:p text:style-name="P1">content x 2</text:p>
            <text:p text:style-name="P1">content x 2</text:p>
          </table:table-cell>
          <table:table-cell table:style-name="Table1.B2" office:value-type="string">
            <text:p text:style-name="P3">optimal height is the same size as biggest content.</text:p>
          </table:table-cell>
        </table:table-row>
        <table:table-row table:style-name="TableLine94831796722016">
          <table:table-cell table:style-name="Table1.A2" office:value-type="string">
            <text:p text:style-name="P1">3</text:p>
          </table:table-cell>
          <table:table-cell table:style-name="Table1.B2" office:value-type="string">
            <text:p text:style-name="P3">making 1 small and 3 large produced different results</text:p>
          </table:table-cell>
        </table:table-row>
        <table:table-row table:style-name="TableLine94831785835520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831779362544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DejaVu Sans" style:font-size-asian="10.5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DejaVu Sans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61628" officeooo:paragraph-rsid="00061628"/>
    </style:style>
    <style:page-layout style:name="Mpm1">
      <style:page-layout-properties fo:page-width="21.001cm" fo:page-height="14.8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elect rows 1 - 3 and then Table→ Size → Optimal Row Heigh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5T07:24:26.695343149</meta:creation-date>
    <dc:date>2021-09-25T07:29:59.129681366</dc:date>
    <meta:editing-duration>PT4M37S</meta:editing-duration>
    <meta:editing-cycles>2</meta:editing-cycles>
    <meta:generator>LibreOffice/7.1.6.2$Linux_X86_64 LibreOffice_project/10$Build-2</meta:generator>
    <meta:document-statistic meta:table-count="1" meta:image-count="0" meta:object-count="0" meta:page-count="1" meta:paragraph-count="8" meta:word-count="46" meta:character-count="222" meta:non-whitespace-character-count="184"/>
  </office:meta>
</office:document-meta>
</file>